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5"/>
        <table:table-column table:style-name="co5" table:default-cell-style-name="Default"/>
        <table:table-row table:style-name="ro1">
          <table:table-cell office:value-type="string" calcext:value-type="string">
            <text:p>Jeu de donnée</text:p>
          </table:table-cell>
          <table:table-cell office:value-type="string" calcext:value-type="string">
            <text:p>Méthode</text:p>
          </table:table-cell>
          <table:table-cell office:value-type="string" calcext:value-type="string">
            <text:p>Trustworthiness</text:p>
          </table:table-cell>
          <table:table-cell office:value-type="string" calcext:value-type="string">
            <text:p>Continuity</text:p>
          </table:table-cell>
          <table:table-cell office:value-type="string" calcext:value-type="string">
            <text:p>Error 1-NN</text:p>
          </table:table-cell>
          <table:table-cell office:value-type="string" calcext:value-type="string">
            <text:p>T=12</text:p>
          </table:table-cell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LLE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09" calcext:value-type="float">
            <text:p>0,9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LLE</text:p>
          </table:table-cell>
          <table:table-cell office:value-type="float" office:value="0.8255" calcext:value-type="float">
            <text:p>0,8255</text:p>
          </table:table-cell>
          <table:table-cell office:value-type="float" office:value="0.9646" calcext:value-type="float">
            <text:p>0,9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LLE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77" calcext:value-type="float">
            <text:p>0,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LLE</text:p>
          </table:table-cell>
          <table:table-cell office:value-type="float" office:value="0.9384" calcext:value-type="float">
            <text:p>0,9384</text:p>
          </table:table-cell>
          <table:table-cell office:value-type="float" office:value="0.9849" calcext:value-type="float">
            <text:p>0,9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LLE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9724" calcext:value-type="float">
            <text:p>0,9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TSNE</text:p>
          </table:table-cell>
          <table:table-cell office:value-type="float" office:value="0.9982" calcext:value-type="float">
            <text:p>0,9982</text:p>
          </table:table-cell>
          <table:table-cell office:value-type="float" office:value="0.9821" calcext:value-type="float">
            <text:p>0,9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TSNE</text:p>
          </table:table-cell>
          <table:table-cell office:value-type="float" office:value="0.9989" calcext:value-type="float">
            <text:p>0,9989</text:p>
          </table:table-cell>
          <table:table-cell office:value-type="float" office:value="0.9981" calcext:value-type="float">
            <text:p>0,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TSNE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998" calcext:value-type="float">
            <text:p>0,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TSNE</text:p>
          </table:table-cell>
          <table:table-cell office:value-type="float" office:value="0.9962" calcext:value-type="float">
            <text:p>0,9962</text:p>
          </table:table-cell>
          <table:table-cell office:value-type="float" office:value="0.9911" calcext:value-type="float">
            <text:p>0,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TSNE</text:p>
          </table:table-cell>
          <table:table-cell office:value-type="float" office:value="0.9969" calcext:value-type="float">
            <text:p>0,9969</text:p>
          </table:table-cell>
          <table:table-cell office:value-type="float" office:value="0.9753" calcext:value-type="float">
            <text:p>0,9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ACP</text:p>
          </table:table-cell>
          <table:table-cell table:number-columns-repeated="2" office:value-type="float" office:value="0.9997" calcext:value-type="float">
            <text:p>0,9997</text:p>
          </table:table-cell>
          <table:table-cell office:value-type="float" office:value="0.036" calcext:value-type="float">
            <text:p>0,036</text:p>
          </table:table-cell>
          <table:table-cell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ACP</text:p>
          </table:table-cell>
          <table:table-cell table:number-columns-repeated="2" office:value-type="float" office:value="0.9996" calcext:value-type="float">
            <text:p>0,9996</text:p>
          </table:table-cell>
          <table:table-cell office:value-type="float" office:value="0.016" calcext:value-type="float">
            <text:p>0,016</text:p>
          </table:table-cell>
          <table:table-cell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ACP</text:p>
          </table:table-cell>
          <table:table-cell office:value-type="float" office:value="0.9988" calcext:value-type="float">
            <text:p>0,9988</text:p>
          </table:table-cell>
          <table:table-cell office:value-type="float" office:value="0.9978" calcext:value-type="float">
            <text:p>0,9978</text:p>
          </table:table-cell>
          <table:table-cell office:value-type="float" office:value="0.008" calcext:value-type="float">
            <text:p>0,008</text:p>
          </table:table-cell>
          <table:table-cell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ACP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128" calcext:value-type="float">
            <text:p>0,128</text:p>
          </table:table-cell>
          <table:table-cell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ACP</text:p>
          </table:table-cell>
          <table:table-cell table:number-columns-repeated="2" office:value-type="float" office:value="0.9996" calcext:value-type="float">
            <text:p>0,9996</text:p>
          </table:table-cell>
          <table:table-cell office:value-type="float" office:value="0.028" calcext:value-type="float">
            <text:p>0,028</text:p>
          </table:table-cell>
          <table:table-cell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ACP à noyau</text:p>
          </table:table-cell>
          <table:table-cell office:value-type="float" office:value="0.9461" calcext:value-type="float">
            <text:p>0,9461</text:p>
          </table:table-cell>
          <table:table-cell office:value-type="float" office:value="0.9828" calcext:value-type="float">
            <text:p>0,9828</text:p>
          </table:table-cell>
          <table:table-cell office:value-type="float" office:value="0.168" calcext:value-type="float">
            <text:p>0,168</text:p>
          </table:table-cell>
          <table:table-cell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ACP à noyau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ACP à noyau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ACP à noyau</text:p>
          </table:table-cell>
          <table:table-cell office:value-type="float" office:value="0.9786" calcext:value-type="float">
            <text:p>0,9786</text:p>
          </table:table-cell>
          <table:table-cell office:value-type="float" office:value="0.9932" calcext:value-type="float">
            <text:p>0,9932</text:p>
          </table:table-cell>
          <table:table-cell office:value-type="float" office:value="0.168" calcext:value-type="float">
            <text:p>0,168</text:p>
          </table:table-cell>
          <table:table-cell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ACP à noyau</text:p>
          </table:table-cell>
          <table:table-cell office:value-type="float" office:value="0.8797" calcext:value-type="float">
            <text:p>0,8797</text:p>
          </table:table-cell>
          <table:table-cell office:value-type="float" office:value="0.9853" calcext:value-type="float">
            <text:p>0,9853</text:p>
          </table:table-cell>
          <table:table-cell office:value-type="float" office:value="0.028" calcext:value-type="float">
            <text:p>0,028</text:p>
          </table:table-cell>
          <table:table-cell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Feuille1.C1:Feuille1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euille1.D1:Feuille1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euille1.E1:Feuille1.E104857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7:12:01.330436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1:41:12.050211679</meta:creation-date>
    <dc:date>2019-01-14T17:28:56.167556412</dc:date>
    <meta:editing-duration>PT23M54S</meta:editing-duration>
    <meta:editing-cycles>14</meta:editing-cycles>
    <meta:generator>LibreOffice/6.1.4.2$Linux_X86_64 LibreOffice_project/10$Build-2</meta:generator>
    <meta:document-statistic meta:table-count="1" meta:cell-count="106" meta:object-count="0"/>
  </office:meta>
</office:document-meta>
</file>